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gr9" style:family="graphic" style:parent-style-name="standard">
      <style:graphic-properties draw:stroke="dash" draw:stroke-dash="Line_20_Style_20_9" svg:stroke-color="#ff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6cm"/>
    </style:style>
    <style:style style:name="gr11" style:family="graphic" style:parent-style-name="standard">
      <style:graphic-properties draw:stroke="none" svg:stroke-color="#000000" draw:fill="none" draw:fill-color="#ffffff" fo:min-height="0.4cm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5.75cm"/>
    </style:style>
    <style:style style:name="gr16" style:family="graphic" style:parent-style-name="standard">
      <style:graphic-properties draw:stroke="none" svg:stroke-color="#000000" draw:fill="none" draw:fill-color="#ffffff" fo:min-height="0.5cm"/>
    </style:style>
    <style:style style:name="gr17" style:family="graphic" style:parent-style-name="standard">
      <style:graphic-properties draw:stroke="none" svg:stroke-color="#000000" draw:fill="none" draw:fill-color="#ffffff" fo:min-height="0.301cm"/>
    </style:style>
    <style:style style:name="gr1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>
      <style:graphic-properties draw:fill="solid" draw:fill-color="#ff0000" draw:textarea-vertical-align="middle" draw:auto-grow-height="false" fo:min-height="0.75cm" fo:min-width="0.5cm" fo:wrap-option="wrap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0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fo:min-height="0.473cm"/>
    </style:style>
    <style:style style:name="gr3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7.5pt" style:font-size-asian="7.5pt" style:font-size-complex="7.5pt"/>
    </style:style>
    <style:style style:name="P10" style:family="paragraph">
      <style:text-properties fo:color="#808080"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end"/>
      <style:text-properties fo:color="#ff0000" fo:font-size="10.5pt" style:font-size-asian="10.5pt" style:font-size-complex="10.5pt"/>
    </style:style>
    <style:style style:name="P12" style:family="paragraph">
      <style:paragraph-properties fo:text-align="start"/>
      <style:text-properties fo:color="#ff0000" fo:font-size="10.5pt" style:font-size-asian="10.5pt" style:font-size-complex="10.5pt"/>
    </style:style>
    <style:style style:name="P13" style:family="paragraph">
      <style:paragraph-properties fo:text-align="center"/>
      <style:text-properties fo:color="#ffff00" fo:font-size="9pt" fo:font-weight="bold" style:font-size-asian="9pt" style:font-weight-asian="bold" style:font-size-complex="9pt" style:font-weight-complex="bold"/>
    </style:style>
    <style:style style:name="P14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5" style:family="paragraph">
      <style:paragraph-properties fo:text-align="center"/>
      <style:text-properties fo:color="#ffffff" fo:font-size="9pt" style:font-size-asian="9pt" style:font-size-complex="9pt"/>
    </style:style>
    <style:style style:name="P16" style:family="paragraph">
      <style:paragraph-properties fo:text-align="center"/>
      <style:text-properties fo:font-size="10.5pt" style:font-size-asian="10.5pt" style:font-size-complex="10.5pt"/>
    </style:style>
    <style:style style:name="P17" style:family="paragraph">
      <style:paragraph-properties fo:text-align="center"/>
      <style:text-properties fo:color="#ffff00" fo:font-size="9pt" style:font-size-asian="9pt" style:font-size-complex="9pt"/>
    </style:style>
    <style:style style:name="P1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style:paragraph-properties fo:text-align="start"/>
      <style:text-properties fo:color="#808080" fo:font-size="10.5pt" fo:font-weight="normal" style:font-size-asian="10.5pt" style:font-weight-asian="normal" style:font-size-complex="10.5pt" style:font-weight-complex="normal"/>
    </style:style>
    <style:style style:name="P20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7.5pt" style:font-size-asian="7.5pt" style:font-size-complex="7.5pt"/>
    </style:style>
    <style:style style:name="T7" style:family="text">
      <style:text-properties fo:color="#808080" fo:font-size="9pt" fo:font-style="italic" style:font-size-asian="9pt" style:font-style-asian="italic" style:font-size-complex="9pt" style:font-style-complex="italic"/>
    </style:style>
    <style:style style:name="T8" style:family="text">
      <style:text-properties fo:color="#808080" fo:font-size="9pt" fo:font-style="normal" style:font-size-asian="9pt" style:font-style-asian="normal" style:font-size-complex="9pt" style:font-style-complex="normal"/>
    </style:style>
    <style:style style:name="T9" style:family="text">
      <style:text-properties fo:color="#ff0000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ff0000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color="#ff0000" fo:font-size="10.5pt" style:font-size-asian="10.5pt" style:font-size-complex="10.5pt"/>
    </style:style>
    <style:style style:name="T12" style:family="text">
      <style:text-properties fo:color="#ffff00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ffff00" fo:font-size="9pt" fo:font-weight="normal" style:font-size-asian="9pt" style:font-weight-asian="normal" style:font-size-complex="9pt" style:font-weight-complex="normal"/>
    </style:style>
    <style:style style:name="T14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ffffff" fo:font-size="9pt" fo:font-weight="normal" style:font-size-asian="9pt" style:font-weight-asian="normal" style:font-size-complex="9pt" style:font-weight-complex="normal"/>
    </style:style>
    <style:style style:name="T16" style:family="text">
      <style:text-properties fo:color="#ffffff" fo:font-size="9pt" style:font-size-asian="9pt" style:font-size-complex="9pt"/>
    </style:style>
    <style:style style:name="T17" style:family="text">
      <style:text-properties fo:color="#ffff00" fo:font-size="9pt" style:font-size-asian="9pt" style:font-size-complex="9pt"/>
    </style:style>
    <style:style style:name="T18" style:family="text">
      <style:text-properties fo:font-size="10.5pt" fo:font-weight="bold" style:font-size-asian="10.5pt" style:font-weight-asian="bold" style:font-size-complex="10.5pt" style:font-weight-complex="bold"/>
    </style:style>
    <style:style style:name="T1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0" style:family="text">
      <style:text-properties fo:font-size="9pt" fo:font-weight="normal" style:font-size-asian="9pt" style:font-weight-asian="normal" style:font-size-complex="9pt" style:font-weight-complex="normal"/>
    </style:style>
    <style:style style:name="T21" style:family="text">
      <style:text-properties fo:color="#808080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8cm" svg:height="4cm" svg:x="23.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2cm" svg:height="1.2cm" svg:x="13.9cm" svg:y="19.7cm">
          <text:p text:style-name="P1">接待服务程序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8cm" svg:height="1.7cm" svg:x="1.2cm" svg:y="7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8cm" svg:y1="8.2cm" svg:x2="14.3cm" svg:y2="19.5cm">
          <text:p/>
        </draw:line>
        <draw:line draw:style-name="gr5" draw:text-style-name="P1" draw:layer="layout" svg:x1="14.1cm" svg:y1="19.5cm" svg:x2="7.9cm" svg:y2="8.4cm">
          <text:p/>
        </draw:line>
        <draw:frame draw:style-name="gr6" draw:text-style-name="P2" draw:layer="layout" svg:width="3.2cm" svg:height="0.751cm" svg:x="9cm" svg:y="9.4cm">
          <draw:text-box>
            <text:p><text:span text:style-name="T1">键盘、鼠标</text:span></text:p>
          </draw:text-box>
        </draw:frame>
        <draw:frame draw:style-name="gr7" draw:text-style-name="P2" draw:layer="layout" svg:width="1.9cm" svg:height="0.751cm" svg:x="7.1cm" svg:y="9.549cm">
          <draw:text-box>
            <text:p><text:span text:style-name="T1">显示器</text:span></text:p>
          </draw:text-box>
        </draw:frame>
        <draw:line draw:style-name="gr4" draw:text-style-name="P1" draw:layer="layout" svg:x1="16.2cm" svg:y1="9.4cm" svg:x2="16.2cm" svg:y2="17.8cm">
          <text:p/>
        </draw:line>
        <draw:line draw:style-name="gr5" draw:text-style-name="P1" draw:layer="layout" svg:x1="16.4cm" svg:y1="17.8cm" svg:x2="16.4cm" svg:y2="9.553cm">
          <text:p/>
        </draw:line>
        <draw:frame draw:style-name="gr8" draw:text-style-name="P3" draw:layer="layout" svg:width="3.1cm" svg:height="0.95cm" svg:x="16.4cm" svg:y="9.4cm">
          <draw:text-box>
            <text:p><text:span text:style-name="T2">定时拉取</text:span></text:p>
          </draw:text-box>
        </draw:frame>
        <draw:custom-shape draw:style-name="gr2" draw:text-style-name="P4" draw:layer="layout" svg:width="6.2cm" svg:height="1.1cm" svg:x="15.2cm" svg:y="5.1cm">
          <text:p text:style-name="P1"><text:span text:style-name="T3">各类通讯手段的驱动程序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0.2cm" svg:height="9.1cm" svg:x="13.5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0.9cm" svg:x="14cm" svg:y="2.2cm">
          <text:p text:style-name="P1">3G上网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0.9cm" svg:x="17cm" svg:y="2.2cm">
          <text:p text:style-name="P1">无线电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0.9cm" svg:x="19.9cm" svg:y="2.2cm">
          <text:p text:style-name="P1">卫星上网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2cm" svg:y1="8.1cm" svg:x2="14.2cm" svg:y2="8.5cm">
          <text:p/>
        </draw:line>
        <draw:line draw:style-name="gr5" draw:text-style-name="P1" draw:layer="layout" svg:x1="14.1cm" svg:y1="8.7cm" svg:x2="7.2cm" svg:y2="8.3cm">
          <text:p/>
        </draw:line>
        <draw:frame draw:style-name="gr10" draw:text-style-name="P2" draw:layer="layout" svg:width="2.9cm" svg:height="0.85cm" svg:x="11cm" svg:y="8.5cm">
          <draw:text-box>
            <text:p><text:span text:style-name="T1">显示器</text:span></text:p>
          </draw:text-box>
        </draw:frame>
        <draw:frame draw:style-name="gr11" draw:text-style-name="P2" draw:layer="layout" svg:width="2.4cm" svg:height="0.751cm" svg:x="10.8cm" svg:y="7.7cm">
          <draw:text-box>
            <text:p><text:span text:style-name="T1">键盘、鼠标</text:span></text:p>
          </draw:text-box>
        </draw:frame>
        <draw:line draw:style-name="gr12" draw:text-style-name="P1" draw:layer="layout" svg:x1="15.2cm" svg:y1="3.1cm" svg:x2="16.2cm" svg:y2="5.1cm">
          <text:p/>
        </draw:line>
        <draw:line draw:style-name="gr12" draw:text-style-name="P1" draw:layer="layout" svg:x1="18.2cm" svg:y1="3.1cm" svg:x2="18.2cm" svg:y2="5cm">
          <text:p/>
        </draw:line>
        <draw:line draw:style-name="gr12" draw:text-style-name="P1" draw:layer="layout" svg:x1="21cm" svg:y1="3.2cm" svg:x2="20cm" svg:y2="5cm">
          <text:p/>
        </draw:line>
        <draw:frame draw:style-name="gr13" draw:text-style-name="P6" draw:layer="layout" svg:width="2cm" svg:height="1.05cm" svg:x="14.3cm" svg:y="9.4cm">
          <draw:text-box>
            <text:p text:style-name="P5"><text:span text:style-name="T2">推送</text:span></text:p>
          </draw:text-box>
        </draw:frame>
        <draw:custom-shape draw:style-name="gr9" draw:text-style-name="P1" draw:layer="layout" svg:width="27.1cm" svg:height="23.4cm" svg:x="1.3cm" svg:y="1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8.2cm" svg:height="2.5cm" svg:x="16.4cm" svg:y="21.5cm">
          <text:p text:style-name="P1"><text:span text:style-name="T4">通用管理器</text:span></text:p>
          <text:p text:style-name="P1"><text:span text:style-name="T2">系统日志（查看</text:span><text:span text:style-name="T2">/</text:span><text:span text:style-name="T2">修改</text:span><text:span text:style-name="T2">/</text:span><text:span text:style-name="T2">导出</text:span><text:span text:style-name="T2">/</text:span><text:span text:style-name="T2">删除）</text:span></text:p>
          <text:p text:style-name="P1"><text:span text:style-name="T2">加密子服务（状态</text:span><text:span text:style-name="T2">/</text:span><text:span text:style-name="T2">启动</text:span><text:span text:style-name="T2">/</text:span><text:span text:style-name="T2">停止</text:span><text:span text:style-name="T2">/</text:span><text:span text:style-name="T2">重启）</text:span></text:p>
          <text:p text:style-name="P1"><text:span text:style-name="T2">收发缓存（查看</text:span><text:span text:style-name="T2">/</text:span><text:span text:style-name="T2">删除</text:span><text:span text:style-name="T2">/</text:span><text:span text:style-name="T2">配置）</text:span></text:p>
          <text:p text:style-name="P1"><text:span text:style-name="T2">真实身份</text:span><text:span text:style-name="T2">-</text:span><text:span text:style-name="T2">代表身份（查看</text:span><text:span text:style-name="T2">/</text:span><text:span text:style-name="T2">添加</text:span><text:span text:style-name="T2">/</text:span><text:span text:style-name="T2">删除</text:span><text:span text:style-name="T2">/</text:span><text:span text:style-name="T2">编辑）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7" xml:id="id4" draw:id="id4" draw:layer="layout" svg:width="8.2cm" svg:height="4.1cm" svg:x="16.4cm" svg:y="24.4cm">
          <text:p text:style-name="P1"><text:span text:style-name="T4">对称密钥使用服务</text:span></text:p>
          <text:p text:style-name="P8"><text:span text:style-name="T2">加密（明文，接收人真实身份）</text:span></text:p>
          <text:p text:style-name="P8"><text:span text:style-name="T2">=</text:span><text:span text:style-name="T2">密文</text:span></text:p>
          <text:p text:style-name="P8"><text:span text:style-name="T2">+</text:span><text:span text:style-name="T2">解密提示</text:span><text:span text:style-name="T5">（能读取此提示，就能推出对应真实身份）</text:span></text:p>
          <text:p text:style-name="P8"><text:span text:style-name="T2"/></text:p>
          <text:p text:style-name="P8"><text:span text:style-name="T2">解密（密文，解密提示）</text:span></text:p>
          <text:p text:style-name="P8"><text:span text:style-name="T2">=</text:span><text:span text:style-name="T2">明文</text:span><text:span text:style-name="T2">+</text:span><text:span text:style-name="T2">发送人真实身份</text:span><text:span text:style-name="T5">（由输入的解密提示推出）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6cm" svg:height="1.3cm" svg:x="20.7cm" svg:y="7.7cm">
          <text:p text:style-name="P1"><text:span text:style-name="T6">代表身份</text:span><text:span text:style-name="T6">-</text:span><text:span text:style-name="T6">通讯身份</text:span></text:p>
          <text:p text:style-name="P1"><text:span text:style-name="T6">数据库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7" draw:layer="layout" svg:width="5.5cm" svg:height="2cm" svg:x="14.1cm" svg:y="7.4cm">
          <text:p text:style-name="P1"><text:span text:style-name="T2">子系统间端口访问程序</text:span></text:p>
          <text:p text:style-name="P1"><text:span text:style-name="T2">外出信息分配程序</text:span></text:p>
          <text:p text:style-name="P1"><text:span text:style-name="T2">代表身份</text:span><text:span text:style-name="T2">-</text:span><text:span text:style-name="T2">通讯身份管理</text:span></text:p>
          <text:p text:style-name="P1"><text:span text:style-name="T2">（查看</text:span><text:span text:style-name="T2">/</text:span><text:span text:style-name="T2">添加</text:span><text:span text:style-name="T2">/</text:span><text:span text:style-name="T2">修改</text:span><text:span text:style-name="T2">/</text:span><text:span text:style-name="T2">删除）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9.6cm" svg:y1="8.4cm" svg:x2="20.702cm" svg:y2="8.427cm">
          <text:p/>
        </draw:line>
        <draw:frame draw:style-name="gr15" draw:text-style-name="P10" draw:layer="layout" svg:width="4.8cm" svg:height="6cm" svg:x="23.7cm" svg:y="5.1cm">
          <draw:text-box>
            <text:p><text:span text:style-name="T7">通信身份</text:span><text:span text:style-name="T8"> 是操作通讯手段时需要给出的参数，例如即时聊天的用户名和密码等。</text:span></text:p>
            <text:p><text:span text:style-name="T7">代表身份 </text:span><text:span text:style-name="T8">是两个子系统之间通信，指明一个身份时使用的参数。</text:span></text:p>
            <text:p><text:span text:style-name="T7">真实身份</text:span><text:span text:style-name="T8"> 在加密子系统内部使用，向使用者显示，且是密码体制的一部分，用于体现一个密钥所有者对自身的描述。</text:span></text:p>
            <text:p><text:span text:style-name="T8">代表身份唯一对应一个真实身份，但可以对应多个通讯手段身份。</text:span></text:p>
          </draw:text-box>
        </draw:frame>
        <draw:frame draw:style-name="gr16" draw:text-style-name="P11" draw:layer="layout" svg:width="8.5cm" svg:height="1.251cm" svg:x="15.3cm" svg:y="9.8cm">
          <draw:text-box>
            <text:p text:style-name="P5"><text:span text:style-name="T9">（不信任其内部软硬件的安全）</text:span></text:p>
            <text:p text:style-name="P5"><text:span text:style-name="T10">通讯子系统</text:span></text:p>
          </draw:text-box>
        </draw:frame>
        <draw:frame draw:style-name="gr17" draw:text-style-name="P12" draw:layer="layout" svg:width="9.6cm" svg:height="0.751cm" svg:x="1.2cm" svg:y="17.1cm">
          <draw:text-box>
            <text:p text:style-name="P8"><text:span text:style-name="T10">加密子系统</text:span><text:span text:style-name="T11">（完全信任其内部软件硬件的安全）</text:span></text:p>
          </draw:text-box>
        </draw:frame>
        <draw:custom-shape draw:style-name="gr18" draw:text-style-name="P1" draw:layer="layout" svg:width="1.5cm" svg:height="0.4cm" svg:x="15.6cm" svg:y="13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frame draw:style-name="gr7" draw:text-style-name="P2" draw:layer="layout" svg:width="5.8cm" svg:height="0.751cm" svg:x="17.1cm" svg:y="12.849cm">
          <draw:text-box>
            <text:p><text:span text:style-name="T1">子系统间端口的硬件开关</text:span></text:p>
          </draw:text-box>
        </draw:frame>
        <draw:custom-shape draw:style-name="gr19" draw:text-style-name="P13" draw:layer="layout" svg:width="6.1cm" svg:height="6.2cm" svg:x="1.3cm" svg:y="10.6cm">
          <text:p text:style-name="P1"><text:span text:style-name="T12">机密信息</text:span></text:p>
          <text:p text:style-name="P1"><text:span text:style-name="T13">明文</text:span><text:span text:style-name="T13">+</text:span><text:span text:style-name="T13">真实身份</text:span></text:p>
          <text:p text:style-name="P1"><text:span text:style-name="T13">对称密钥数据库主密码</text:span></text:p>
          <text:p text:style-name="P1"><text:span text:style-name="T13"/></text:p>
          <text:p text:style-name="P1"><text:span text:style-name="T12">操控类信息</text:span></text:p>
          <text:p text:style-name="P1"><text:span text:style-name="T13">对称密钥交换器</text:span></text:p>
          <text:p text:style-name="P1"><text:span text:style-name="T13">身份认证插件交互</text:span></text:p>
          <draw:enhanced-geometry svg:viewBox="0 0 21600 21600" draw:glue-points="10800 0 0 10800 10800 21600 21600 10800 ?f40 ?f41" draw:text-areas="0 0 21600 21600" draw:type="rectangular-callout" draw:modifiers="32022.9470578594 9436.28447024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0.8cm" svg:height="0.8cm" svg:x="10.4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11.9cm" svg:height="3.1cm" svg:x="1.3cm" svg:y="1.9cm">
          <text:p text:style-name="P1"><text:span text:style-name="T14">操控类信息</text:span></text:p>
          <text:p text:style-name="P1"><text:span text:style-name="T15">发送手段（选择</text:span><text:span text:style-name="T15">/</text:span><text:span text:style-name="T15">控制）</text:span></text:p>
          <text:p text:style-name="P1"><text:span text:style-name="T15">驱动程序（设定参数</text:span><text:span text:style-name="T15">/</text:span><text:span text:style-name="T15">状态</text:span><text:span text:style-name="T15">/</text:span><text:span text:style-name="T15">启动</text:span><text:span text:style-name="T15">/</text:span><text:span text:style-name="T15">停止</text:span><text:span text:style-name="T15">/</text:span><text:span text:style-name="T15">重启）</text:span></text:p>
          <text:p text:style-name="P1"><text:span text:style-name="T15">代表身份</text:span><text:span text:style-name="T15">-</text:span><text:span text:style-name="T15">通讯身份关系（查看</text:span><text:span text:style-name="T15">/</text:span><text:span text:style-name="T15">添加</text:span><text:span text:style-name="T15">/</text:span><text:span text:style-name="T15">修改</text:span><text:span text:style-name="T15">/</text:span><text:span text:style-name="T15">删除）</text:span></text:p>
          <text:p text:style-name="P1"><text:span text:style-name="T15"/></text:p>
          <draw:enhanced-geometry svg:viewBox="0 0 21600 21600" draw:glue-points="10800 0 0 10800 10800 21600 21600 10800 ?f40 ?f41" draw:text-areas="0 0 21600 21600" draw:type="rectangular-callout" draw:modifiers="15714.0408369045 41180.00644953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0.8cm" svg:height="0.8cm" svg:x="9.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6.5cm" svg:height="5.6cm" svg:x="21.9cm" svg:y="11.2cm">
          <text:p text:style-name="P1"><text:span text:style-name="T14">密码结果</text:span></text:p>
          <text:p text:style-name="P1"><text:span text:style-name="T16">密文</text:span><text:span text:style-name="T16">+</text:span><text:span text:style-name="T16">解密提示</text:span><text:span text:style-name="T16">+</text:span><text:span text:style-name="T16">对应的代表身份</text:span></text:p>
          <text:p text:style-name="P1"><text:span text:style-name="T16">被签署的信息（包括对称密钥协商信）</text:span></text:p>
          <text:p text:style-name="P1"><text:span text:style-name="T16"/></text:p>
          <text:p text:style-name="P1"><text:span text:style-name="T14">控制类明文数据</text:span></text:p>
          <text:p text:style-name="P1"><text:span text:style-name="T16">对称密钥交换（请求</text:span><text:span text:style-name="T16">/</text:span><text:span text:style-name="T16">同一性验证）</text:span></text:p>
          <text:p text:style-name="P1"><text:span text:style-name="T16">不对称密钥系统（公钥</text:span><text:span text:style-name="T16">/</text:span><text:span text:style-name="T16">吊销信息）</text:span></text:p>
          <draw:enhanced-geometry svg:viewBox="0 0 21600 21600" draw:glue-points="10800 0 0 10800 10800 21600 21600 10800 ?f40 ?f41" draw:text-areas="0 0 21600 21600" draw:type="rectangular-callout" draw:modifiers="-16765.6668204892 12826.56668452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0.8cm" svg:height="0.8cm" svg:x="15.9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2cm" svg:y1="8.1cm" svg:x2="6.5cm" svg:y2="8.1cm">
          <text:p/>
        </draw:line>
        <draw:line draw:style-name="gr5" draw:text-style-name="P1" draw:layer="layout" svg:x1="6.4cm" svg:y1="8.4cm" svg:x2="3.2cm" svg:y2="8.4cm">
          <text:p/>
        </draw:line>
        <draw:frame draw:style-name="gr16" draw:text-style-name="P2" draw:layer="layout" svg:width="2.4cm" svg:height="0.751cm" svg:x="3.6cm" svg:y="7.4cm">
          <draw:text-box>
            <text:p><text:span text:style-name="T1">键盘、鼠标</text:span></text:p>
          </draw:text-box>
        </draw:frame>
        <draw:frame draw:style-name="gr16" draw:text-style-name="P2" draw:layer="layout" svg:width="2.4cm" svg:height="0.751cm" svg:x="3.6cm" svg:y="8.401cm">
          <draw:text-box>
            <text:p><text:span text:style-name="T1">显示器</text:span></text:p>
          </draw:text-box>
        </draw:frame>
        <draw:custom-shape draw:style-name="gr22" draw:text-style-name="P1" xml:id="id1" draw:id="id1" draw:layer="layout" svg:width="1.4cm" svg:height="1.7cm" svg:x="6.2cm" svg:y="7.4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frame draw:style-name="gr16" draw:text-style-name="P3" draw:layer="layout" svg:width="3cm" svg:height="0.75cm" svg:x="6.7cm" svg:y="6.8cm">
          <draw:text-box>
            <text:p><text:span text:style-name="T2">外设切换器</text:span></text:p>
          </draw:text-box>
        </draw:frame>
        <draw:connector draw:style-name="gr4" draw:text-style-name="P1" draw:layer="layout" draw:type="curve" svg:x1="3.211cm" svg:y1="8.872cm" svg:x2="6.9cm" svg:y2="9.1cm" draw:end-shape="id1" draw:end-glue-point="6" svg:d="m3211 8872c0 1095 3689 981 3689 228" svg:viewBox="0 0 3690 809">
          <text:p/>
        </draw:connector>
        <draw:connector draw:style-name="gr23" draw:text-style-name="P1" draw:layer="layout" draw:line-skew="0.998cm" svg:x1="19.1cm" svg:y1="20.3cm" svg:x2="24.6cm" svg:y2="22.75cm" draw:start-shape="id2" draw:start-glue-point="7" draw:end-shape="id3" draw:end-glue-point="7" svg:d="m19100 20300h7000v2450h-1500" svg:viewBox="0 0 7001 2451">
          <text:p/>
        </draw:connector>
        <draw:connector draw:style-name="gr23" draw:text-style-name="P1" draw:layer="layout" draw:line-skew="0.999cm" svg:x1="19.1cm" svg:y1="20.3cm" svg:x2="24.6cm" svg:y2="26.45cm" draw:start-shape="id2" draw:start-glue-point="7" draw:end-shape="id4" draw:end-glue-point="1" svg:d="m19100 20300h7000v6150h-1500" svg:viewBox="0 0 7001 6151">
          <text:p/>
        </draw:connector>
        <draw:custom-shape draw:style-name="gr14" draw:text-style-name="P16" xml:id="id6" draw:id="id6" draw:layer="layout" svg:width="7.5cm" svg:height="3.7cm" svg:x="7.9cm" svg:y="21.6cm">
          <text:p text:style-name="P1"><text:span text:style-name="T1">真实身份</text:span><text:span text:style-name="T1">-</text:span><text:span text:style-name="T1">代表身份</text:span><text:span text:style-name="T1">-</text:span><text:span text:style-name="T1">对称密钥</text:span></text:p>
          <text:p text:style-name="P1"><text:span text:style-name="T1">数据库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4" draw:text-style-name="P17" draw:layer="layout" svg:width="2.8cm" svg:height="1.2cm" svg:x="3.6cm" svg:y="5.5cm">
          <text:p text:style-name="P1"><text:span text:style-name="T17">IO</text:span><text:span text:style-name="T17">状态密级</text:span></text:p>
          <text:p text:style-name="P1"><text:span text:style-name="T17">警示灯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line draw:style-name="gr4" draw:text-style-name="P1" draw:layer="layout" svg:x1="6.9cm" svg:y1="7.4cm" svg:x2="6.4cm" svg:y2="6.4cm">
          <text:p/>
        </draw:line>
        <draw:line draw:style-name="gr5" draw:text-style-name="P1" draw:layer="layout" svg:x1="3.5cm" svg:y1="6.3cm" svg:x2="2.2cm" svg:y2="7.4cm">
          <text:p/>
        </draw:line>
        <draw:line draw:style-name="gr25" draw:text-style-name="P16" draw:layer="layout" svg:x1="24.6cm" svg:y1="2.2cm" svg:x2="28.3cm" svg:y2="2.2cm">
          <text:p text:style-name="P1"><text:span text:style-name="T1">控制</text:span><text:span text:style-name="T1">/</text:span><text:span text:style-name="T1">给出信息</text:span></text:p>
          <text:p text:style-name="P1"><text:span text:style-name="T1"/></text:p>
        </draw:line>
        <draw:line draw:style-name="gr26" draw:text-style-name="P16" draw:layer="layout" svg:x1="24.6cm" svg:y1="3.2cm" svg:x2="28.3cm" svg:y2="3.2cm">
          <text:p text:style-name="P1"><text:span text:style-name="T1">显示</text:span><text:span text:style-name="T1">/</text:span><text:span text:style-name="T1">得到信息</text:span></text:p>
          <text:p text:style-name="P1"><text:span text:style-name="T1"/></text:p>
        </draw:line>
        <draw:line draw:style-name="gr27" draw:text-style-name="P1" draw:layer="layout" svg:x1="24.6cm" svg:y1="4.1cm" svg:x2="28.3cm" svg:y2="4.1cm">
          <text:p text:style-name="P1"><text:span text:style-name="T1">交互</text:span></text:p>
          <text:p text:style-name="P1"><text:span text:style-name="T1"/></text:p>
        </draw:line>
        <draw:custom-shape draw:style-name="gr2" draw:text-style-name="P16" draw:layer="layout" svg:width="2.7cm" svg:height="0.8cm" svg:x="15cm" svg:y="17.9cm">
          <text:p text:style-name="P1"><text:span text:style-name="T1">收发队列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3cm" svg:y1="18.7cm" svg:x2="16.3cm" svg:y2="19.7cm">
          <text:p/>
        </draw:line>
        <draw:line draw:style-name="gr12" draw:text-style-name="P1" draw:layer="layout" svg:x1="18.2cm" svg:y1="6.2cm" svg:x2="16.7cm" svg:y2="7.4cm">
          <text:p/>
        </draw:line>
        <draw:custom-shape draw:style-name="gr2" draw:text-style-name="P16" xml:id="id7" draw:id="id7" draw:layer="layout" svg:width="7.7cm" svg:height="5cm" svg:x="7.8cm" svg:y="26.6cm">
          <text:p text:style-name="P1"><text:span text:style-name="T18">真实身份</text:span><text:span text:style-name="T18">-</text:span><text:span text:style-name="T18">对称密钥管理器</text:span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9"/></text:p>
          <text:p text:style-name="P1"><text:span text:style-name="T19"/></text:p>
          <text:p text:style-name="P1"><text:span text:style-name="T1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xml:id="id10" draw:id="id10" draw:layer="layout" svg:width="7.31cm" svg:height="0.8cm" svg:x="7.99cm" svg:y="30.4cm">
          <text:p text:style-name="P1"><text:span text:style-name="T1">添加对称密钥（内部</text:span><text:span text:style-name="T1">API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xml:id="id5" draw:id="id5" draw:layer="layout" svg:width="6.71cm" svg:height="2.1cm" svg:x="7.99cm" svg:y="27.9cm">
          <text:p text:style-name="P1"><text:span text:style-name="T20">查看（所属，代号，完整性，寿命等）</text:span></text:p>
          <text:p text:style-name="P1"><text:span text:style-name="T20">删除</text:span></text:p>
          <text:p text:style-name="P1"><text:span text:style-name="T20">编辑（有效期、优先级等）</text:span></text:p>
          <text:p text:style-name="P1"><text:span text:style-name="T20">请求完整性验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" draw:layer="layout" draw:line-skew="6.498cm" svg:x1="19.1cm" svg:y1="20.3cm" svg:x2="14.7cm" svg:y2="28.95cm" draw:start-shape="id2" draw:start-glue-point="7" draw:end-shape="id5" draw:end-glue-point="1" svg:d="m19100 20300h7000v8650h-11400" svg:viewBox="0 0 11401 8651">
          <text:p/>
        </draw:connector>
        <draw:connector draw:style-name="gr23" draw:text-style-name="P1" draw:layer="layout" svg:x1="11.65cm" svg:y1="25.3cm" svg:x2="11.65cm" svg:y2="26.6cm" draw:start-shape="id6" draw:start-glue-point="7" draw:end-shape="id7" draw:end-glue-point="0" svg:d="m11650 25300v1300" svg:viewBox="0 0 1 1301">
          <text:p/>
        </draw:connector>
        <draw:connector draw:style-name="gr5" draw:text-style-name="P1" draw:layer="layout" draw:type="line" svg:x1="15.4cm" svg:y1="23.45cm" svg:x2="16.4cm" svg:y2="26.45cm" draw:start-shape="id6" draw:start-glue-point="8" draw:end-shape="id4" draw:end-glue-point="3" svg:d="m15400 23450 1000 3000" svg:viewBox="0 0 1001 3001">
          <text:p/>
        </draw:connector>
        <draw:connector draw:style-name="gr23" draw:text-style-name="P1" draw:layer="layout" draw:type="line" svg:x1="15.4cm" svg:y1="23.45cm" svg:x2="16.4cm" svg:y2="22.75cm" draw:start-shape="id6" draw:start-glue-point="8" draw:end-shape="id3" draw:end-glue-point="5" svg:d="m15400 23450 1000-700" svg:viewBox="0 0 1001 701">
          <text:p/>
        </draw:connector>
        <draw:custom-shape draw:style-name="gr2" draw:text-style-name="P18" xml:id="id8" draw:id="id8" draw:layer="layout" svg:width="8.2cm" svg:height="0.9cm" svg:x="16.4cm" svg:y="29.4cm">
          <text:p text:style-name="P1"><text:span text:style-name="T4">对称密钥交换器控制服务</text:span>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line-skew="0.999cm" svg:x1="19.1cm" svg:y1="20.3cm" svg:x2="24.6cm" svg:y2="29.85cm" draw:start-shape="id2" draw:start-glue-point="7" draw:end-shape="id8" draw:end-glue-point="1" svg:d="m19100 20300h7000v9550h-1500" svg:viewBox="0 0 7001 9551">
          <text:p/>
        </draw:connector>
        <draw:custom-shape draw:style-name="gr2" draw:text-style-name="P7" draw:layer="layout" svg:width="3.7cm" svg:height="1.8cm" svg:x="20.7cm" svg:y="32.5cm">
          <text:p text:style-name="P1"><text:span text:style-name="T2">共享秘密推导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.7cm" svg:height="1.8cm" svg:x="16.5cm" svg:y="32.5cm">
          <text:p text:style-name="P1"><text:span text:style-name="T2">等电位随机数发生器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xml:id="id9" draw:id="id9" draw:layer="layout" svg:width="17cm" svg:height="3.081cm" svg:x="7.8cm" svg:y="32.1cm">
          <text:p/>
          <draw:enhanced-geometry svg:viewBox="0 0 21600 21600" draw:type="rectangle" draw:enhanced-path="M 0 0 L 21600 0 21600 21600 0 21600 0 0 Z N"/>
        </draw:custom-shape>
        <draw:frame draw:style-name="gr31" draw:text-style-name="P19" draw:layer="layout" svg:width="3.7cm" svg:height="0.751cm" svg:x="7.8cm" svg:y="34.477cm">
          <draw:text-box>
            <text:p text:style-name="P8"><text:span text:style-name="T21">对称密钥交换插件</text:span></text:p>
          </draw:text-box>
        </draw:frame>
        <draw:custom-shape draw:style-name="gr2" draw:text-style-name="P7" draw:layer="layout" svg:width="3.7cm" svg:height="1.8cm" svg:x="12.3cm" svg:y="32.5cm">
          <text:p text:style-name="P1"><text:span text:style-name="T2">量子密钥交换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12" draw:id="id12" draw:layer="layout" svg:width="3.7cm" svg:height="1.8cm" svg:x="8.1cm" svg:y="32.5cm">
          <text:p text:style-name="P1"><text:span text:style-name="T2">不对称密钥系统</text:span></text:p>
          <text:p text:style-name="P1"><text:span text:style-name="T2">对称密钥信</text:span>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svg:x1="16.3cm" svg:y1="32.1cm" svg:x2="20.5cm" svg:y2="30.3cm" draw:start-shape="id9" draw:start-glue-point="0" draw:end-shape="id8" draw:end-glue-point="2" svg:d="m16300 32100v-900h4200v-900" svg:viewBox="0 0 4201 1801">
          <text:p/>
        </draw:connector>
        <draw:connector draw:style-name="gr4" draw:text-style-name="P1" draw:layer="layout" svg:x1="16.4cm" svg:y1="29.85cm" svg:x2="15.3cm" svg:y2="30.8cm" draw:start-shape="id8" draw:start-glue-point="3" draw:end-shape="id10" draw:end-glue-point="1" svg:d="m16400 29850h-550v950h-550" svg:viewBox="0 0 1101 951">
          <text:p/>
        </draw:connector>
        <draw:custom-shape draw:style-name="gr2" draw:text-style-name="P20" xml:id="id11" draw:id="id11" draw:layer="layout" svg:width="13.2cm" svg:height="4.2cm" svg:x="11.6cm" svg:y="35.7cm">
          <text:p text:style-name="P1"><text:span text:style-name="T18">不对称密钥系统</text:span></text:p>
          <text:p text:style-name="P1"><text:span text:style-name="T18">控制器</text:span></text:p>
          <text:p text:style-name="P1"><text:span text:style-name="T19">证书管理（生成</text:span><text:span text:style-name="T19">/</text:span><text:span text:style-name="T19">导入</text:span><text:span text:style-name="T19">/</text:span><text:span text:style-name="T19">设定信任</text:span><text:span text:style-name="T19">/</text:span><text:span text:style-name="T19">导入签署</text:span><text:span text:style-name="T19">/</text:span><text:span text:style-name="T19">导出备份</text:span><text:span text:style-name="T19">/</text:span><text:span text:style-name="T19">显示公钥）</text:span></text:p>
          <text:p text:style-name="P1"><text:span text:style-name="T19">证书使用（给出</text:span><text:span text:style-name="T19">/</text:span><text:span text:style-name="T19">验证：一般</text:span><text:span text:style-name="T19">/</text:span><text:span text:style-name="T19">对证书的签署）</text:span>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line-skew="0.799cm" svg:x1="19.1cm" svg:y1="20.3cm" svg:x2="24.8cm" svg:y2="37.8cm" draw:start-shape="id2" draw:start-glue-point="7" draw:end-shape="id11" draw:end-glue-point="1" svg:d="m19100 20300h7000v17500h-1300" svg:viewBox="0 0 7001 17501">
          <text:p/>
        </draw:connector>
        <draw:connector draw:style-name="gr23" draw:text-style-name="P1" draw:layer="layout" draw:line-skew="-0.299cm" svg:x1="8.1cm" svg:y1="33.4cm" svg:x2="11.6cm" svg:y2="37.8cm" draw:start-shape="id12" draw:start-glue-point="3" draw:end-shape="id11" draw:end-glue-point="3" svg:d="m8100 33400h-800v4400h4300" svg:viewBox="0 0 4301 4401">
          <text:p/>
        </draw:connector>
        <draw:custom-shape draw:style-name="gr14" draw:text-style-name="P1" xml:id="id13" draw:id="id13" draw:layer="layout" svg:width="4.5cm" svg:height="4cm" svg:x="1.9cm" svg:y="35.8cm">
          <text:p text:style-name="P1">证书数据库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3" draw:text-style-name="P1" draw:layer="layout" draw:type="line" svg:x1="11.6cm" svg:y1="37.8cm" svg:x2="6.4cm" svg:y2="37.8cm" draw:start-shape="id11" draw:start-glue-point="3" draw:end-shape="id13" draw:end-glue-point="8" svg:d="m11600 37800h-5200" svg:viewBox="0 0 5201 1">
          <text:p/>
        </draw:connector>
        <draw:custom-shape draw:style-name="gr32" draw:text-style-name="P16" draw:layer="layout" svg:width="4.7cm" svg:height="3.4cm" svg:x="2cm" svg:y="19.2cm">
          <text:p text:style-name="P1"><text:span text:style-name="T1">配置参数注册表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2" draw:text-style-name="P16" draw:layer="layout" svg:width="4.7cm" svg:height="3.5cm" svg:x="2cm" svg:y="23.3cm">
          <text:p text:style-name="P1"><text:span text:style-name="T1">用户交互消息队列</text:span></text:p>
          <text:p text:style-name="P1"><text:span text:style-name="T1">系统日志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2" draw:text-style-name="P16" draw:layer="layout" svg:width="4.7cm" svg:height="3.5cm" svg:x="2cm" svg:y="27.5cm">
          <text:p text:style-name="P1"><text:span text:style-name="T1">发出消息队列</text:span></text:p>
          <text:p text:style-name="P1"><text:span text:style-name="T1">接收消息队列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点阵正黑" style:font-family-generic="roman" style:font-pitch="variable" fo:font-size="24pt" fo:language="en" fo:country="US" style:font-family-asian="文泉驿点阵正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文泉驿点阵正黑" style:font-family-generic="roman" style:font-pitch="variable" fo:font-size="18pt" fo:font-style="normal" fo:text-shadow="none" style:text-underline-style="none" fo:font-weight="normal" style:letter-kerning="true" style:font-family-asian="文泉驿点阵正黑" style:font-family-generic-asian="system" style:font-pitch-asian="variable" style:font-size-asian="18pt" style:font-style-asian="normal" style:font-weight-asian="normal" style:font-family-complex="文泉驿点阵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文泉驿点阵正黑" style:font-family-generic="roman" style:font-pitch="variable" fo:font-size="18pt" style:letter-kerning="true" style:font-family-asian="文泉驿点阵正黑" style:font-family-generic-asian="system" style:font-pitch-asian="variable" style:font-size-asian="18pt" style:font-family-complex="文泉驿点阵正黑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fer </meta:initial-creator>
    <meta:creation-date>2013-11-11T23:34:04</meta:creation-date>
    <dc:date>2013-11-14T23:32:32</dc:date>
    <dc:creator>lucifer </dc:creator>
    <meta:editing-duration>PT3H16M1S</meta:editing-duration>
    <meta:editing-cycles>143</meta:editing-cycles>
    <meta:generator>LibreOffice/3.6$Linux_X86_64 LibreOffice_project/360m1$Build-2</meta:generator>
    <meta:document-statistic meta:object-count="84"/>
  </office:meta>
</office:document-meta>
</file>